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 Y SERVICIO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42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VILA HUACCHILLO, HECT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63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LLE CALLE, LI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5269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4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2 - Trans. Aer. Caja Patos Criollos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2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17:52:5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